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style:font-name="Couri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number-columns-repeated="32" table:default-cell-style-name="ce5"/>
        <table:table-column table:style-name="co1" table:number-columns-repeated="991" table:default-cell-style-name="ce1"/>
        <table:table-row table:style-name="ro1">
          <table:table-cell office:value-type="string" calcext:value-type="string">
            <text:p>RE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RE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US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O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2"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8"/>
          <table:table-cell table:style-name="ce9" table:number-columns-repeated="3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" office:value-type="string" calcext:value-type="string" table:number-columns-spanned="4" table:number-rows-spanned="1">
            <text:p>flag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7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flag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7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MP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CMP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UL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I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N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X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NO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DIV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EM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EM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L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F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F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16" table:number-rows-spanned="1">
            <text:p>(15 downto 0) CONST</text:p>
          </table:table-cell>
          <table:covered-table-cell table:number-columns-repeated="3" table:style-name="ce2"/>
          <table:covered-table-cell table:number-columns-repeated="12" table:style-name="ce7"/>
          <table:table-cell table:style-name="ce7" office:value-type="string" calcext:value-type="string" table:number-columns-spanned="4" table:number-rows-spanned="1">
            <text:p>REG_C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office:value-type="string" calcext:value-type="string">
            <text:p>MVI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16" table:number-rows-spanned="1">
            <text:p>(15 downto 0) CONST</text:p>
          </table:table-cell>
          <table:covered-table-cell table:number-columns-repeated="3" table:style-name="ce2"/>
          <table:covered-table-cell table:number-columns-repeated="12" table:style-name="ce7"/>
          <table:table-cell table:style-name="ce7" office:value-type="string" calcext:value-type="string" table:number-columns-spanned="4" table:number-rows-spanned="1">
            <text:p>REG_C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20" table:number-rows-spanned="1">
            <text:p>(23 downto 4) CONST</text:p>
          </table:table-cell>
          <table:covered-table-cell table:number-columns-repeated="3" table:style-name="ce6"/>
          <table:covered-table-cell table:number-columns-repeated="16" table:style-name="ce7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3d0 CONST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23d20 cons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flag</text:p>
          </table:table-cell>
          <table:covered-table-cell table:number-columns-repeated="3" table:style-name="ce7"/>
          <table:table-cell table:style-name="ce7" office:value-type="string" calcext:value-type="string" table:number-columns-spanned="20" table:number-rows-spanned="1">
            <text:p>(19 downto 0) CONST</text:p>
          </table:table-cell>
          <table:covered-table-cell table:number-columns-repeated="19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23d20 cons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flag</text:p>
          </table:table-cell>
          <table:covered-table-cell table:number-columns-repeated="3" table:style-name="ce7"/>
          <table:table-cell table:style-name="ce7" office:value-type="string" calcext:value-type="string" table:number-columns-spanned="20" table:number-rows-spanned="1">
            <text:p>(19 downto 0) CONST</text:p>
          </table:table-cell>
          <table:covered-table-cell table:number-columns-repeated="19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.00.0000</text:date>, <text:time style:data-style-name="N2" text:time-value="22:50:20.33875041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7:37:33.412441624</meta:creation-date>
    <dc:date>2017-09-21T22:51:25.480172854</dc:date>
    <meta:editing-duration>PT6H30M28S</meta:editing-duration>
    <meta:editing-cycles>50</meta:editing-cycles>
    <meta:generator>LibreOffice/5.1.6.2$Linux_X86_64 LibreOffice_project/10m0$Build-2</meta:generator>
    <meta:document-statistic meta:table-count="1" meta:cell-count="385" meta:object-count="0"/>
  </office:meta>
</office:document-meta>
</file>